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</style:style>
    <style:style style:name="gr2" style:family="graphic" style:parent-style-name="objectwithoutfill">
      <style:graphic-properties svg:stroke-width="0.051cm" svg:stroke-color="#ed1c24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aa61a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color="#ed1c24" draw:fill="none" draw:fill-color="#ffffff" draw:auto-grow-height="true" draw:auto-grow-width="false" fo:max-height="0cm" fo:min-height="0.856cm"/>
    </style:style>
    <style:style style:name="gr5" style:family="graphic" style:parent-style-name="standard">
      <style:graphic-properties draw:stroke="dash" draw:stroke-dash="Fine_20_Dashed" svg:stroke-color="#faa61a" draw:fill="none" draw:fill-color="#ffffff" draw:auto-grow-height="true" draw:auto-grow-width="false" fo:max-height="0cm" fo:min-height="1.08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Courier New" fo:font-size="12pt" style:font-size-asian="18pt" style:font-size-complex="18pt"/>
    </style:style>
    <style:style style:name="P2" style:family="paragraph">
      <loext:graphic-properties draw:fill="none" draw:fill-color="#ffffff"/>
      <style:text-properties style:font-name="Courier New"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5.494cm" svg:height="1.341cm" svg:x="0.141cm" svg:y="1.78cm">
          <draw:text-box>
            <text:p text:style-name="P1"><text:span text:style-name="T1">Grm</text:span><text:span text:style-name="T1">MAF</text:span><text:span text:style-name="T1">:</text:span><text:span text:style-name="T2">0.</text:span><text:span text:style-name="T2">01</text:span></text:p>
            <text:p text:style-name="P1"><text:span text:style-name="T1">Rel</text:span><text:span text:style-name="T1">:</text:span><text:span text:style-name="T2">0.</text:span><text:span text:style-name="T2">062</text:span><text:span text:style-name="T2">5</text:span></text:p>
          </draw:text-box>
        </draw:frame>
        <draw:line draw:style-name="gr2" draw:text-style-name="P3" draw:layer="layout" svg:x1="2.54cm" svg:y1="2.032cm" svg:x2="3.751cm" svg:y2="1.272cm">
          <text:p/>
        </draw:line>
        <draw:line draw:style-name="gr3" draw:text-style-name="P3" draw:layer="layout" svg:x1="2.427cm" svg:y1="2.796cm" svg:x2="4.251cm" svg:y2="3.558cm">
          <text:p/>
        </draw:line>
        <draw:frame draw:style-name="gr4" draw:text-style-name="P5" draw:layer="layout" svg:width="13.829cm" svg:height="1.199cm" svg:x="3.751cm" svg:y="0.618cm">
          <draw:text-box>
            <text:p text:style-name="P4"><text:span text:style-name="T3">The minimum minor allele frequency of a SNP in order to be used in the GRM calculation. 0.01 translates to use any SNP with a MAF &gt; 1%</text:span></text:p>
          </draw:text-box>
        </draw:frame>
        <draw:frame draw:style-name="gr5" draw:text-style-name="P5" draw:layer="layout" svg:width="13.208cm" svg:height="1.332cm" svg:x="4.251cm" svg:y="3.019cm">
          <draw:text-box>
            <text:p text:style-name="P4"><text:span text:style-name="T3">The minimum kinship thresold in order to be considered related. <text:s/>For example, here, &lt; 6.25% means you are unrelated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9.65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78cm" fo:page-height="4.8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521cm" svg:x="1cm" svg:y="4.66cm"/>
      <draw:page-thumbnail draw:layer="backgroundobjects" svg:width="9.294cm" svg:height="2.521cm" svg:x="1cm" svg:y="12.708cm"/>
      <draw:page-thumbnail draw:layer="backgroundobjects" svg:width="9.294cm" svg:height="2.521cm" svg:x="1cm" svg:y="20.756cm"/>
      <draw:page-thumbnail draw:layer="backgroundobjects" svg:width="9.294cm" svg:height="2.521cm" svg:x="11.295cm" svg:y="4.66cm"/>
      <draw:page-thumbnail draw:layer="backgroundobjects" svg:width="9.294cm" svg:height="2.521cm" svg:x="11.295cm" svg:y="12.708cm"/>
      <draw:page-thumbnail draw:layer="backgroundobjects" svg:width="9.294cm" svg:height="2.521cm" svg:x="11.295cm" svg:y="20.756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6:42:44.160623803</meta:creation-date>
    <dc:date>2021-01-13T16:51:16.095931470</dc:date>
    <meta:editing-duration>PT8M33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